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>
        <style:tab-stops>
          <style:tab-stop style:position="4.313cm"/>
        </style:tab-stops>
      </style:paragraph-properties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 style:list-style-name="L1">
      <style:paragraph-properties fo:text-align="start" style:justify-single-word="false"/>
    </style:style>
    <style:style style:name="P5" style:family="paragraph" style:parent-style-name="Standard" style:list-style-name="L2">
      <style:paragraph-properties fo:text-align="start" style:justify-single-word="false"/>
    </style:style>
    <style:style style:name="P6" style:family="paragraph" style:parent-style-name="Standard" style:list-style-name="L3">
      <style:paragraph-properties fo:text-align="start" style:justify-single-word="false"/>
    </style:style>
    <style:style style:name="P7" style:family="paragraph" style:parent-style-name="Standard" style:list-style-name="L3">
      <style:paragraph-properties fo:text-align="start" style:justify-single-word="false"/>
      <style:text-properties officeooo:paragraph-rsid="000e848a"/>
    </style:style>
    <style:style style:name="P8" style:family="paragraph" style:parent-style-name="Standard" style:list-style-name="L4">
      <style:paragraph-properties fo:text-align="start" style:justify-single-word="false"/>
    </style:style>
    <style:style style:name="T1" style:family="text">
      <style:text-properties officeooo:rsid="000c2d26"/>
    </style:style>
    <style:style style:name="T2" style:family="text">
      <style:text-properties officeooo:rsid="000e848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ista delle query </text:p>
      <text:p text:style-name="P1"/>
      <text:list xml:id="list7024442070888828021" text:style-name="L1">
        <text:list-item>
          <text:p text:style-name="P4">prodotto più venduto</text:p>
        </text:list-item>
        <text:list-item>
          <text:p text:style-name="P4">prodotti invenduti</text:p>
        </text:list-item>
        <text:list-item>
          <text:p text:style-name="P4">prodotti acquistati da un certo utente iscritto</text:p>
        </text:list-item>
        <text:list-item>
          <text:p text:style-name="P4">fornitore da cui ho comprato di più</text:p>
        </text:list-item>
        <text:list-item>
          <text:p text:style-name="P4">categoria che ha venduto più prodotti</text:p>
        </text:list-item>
        <text:list-item>
          <text:p text:style-name="P4">iscritti che non hanno mai comprato prodotti da una certa categoria</text:p>
        </text:list-item>
        <text:list-item>
          <text:p text:style-name="P4">giorno della settimana dove vi è stato il maggior guadagno</text:p>
        </text:list-item>
        <text:list-item>
          <text:p text:style-name="P4">nome dipendente responsabile della categoria che ha stampato il maggior numero di scontrini</text:p>
        </text:list-item>
        <text:list-item>
          <text:p text:style-name="P4">per ogni iscritto il livello di sconto piu alto nella categoria che ha venduto di piu' questo mese</text:p>
        </text:list-item>
        <text:list-item>
          <text:p text:style-name="P4">per iscritto i suoi scontrini (numero di acquisti) e i livelli (attualmente raggiunti) per ogni categoria </text:p>
        </text:list-item>
      </text:list>
      <text:p text:style-name="P3"/>
      <text:p text:style-name="P1">funzione</text:p>
      <text:list xml:id="list806783514782856130" text:style-name="L2">
        <text:list-header>
          <text:p text:style-name="P5">relativi al conteggio della qta di PRODOTTO:</text:p>
        </text:list-header>
      </text:list>
      <text:list xml:id="list5484635557962407129" text:style-name="L3">
        <text:list-item>
          <text:p text:style-name="P6">nuova fattura-&gt;aggiungere qta di FATTURA su qta di PRODOTTO <text:span text:style-name="T2">controllando inizialmente che sia positiva</text:span></text:p>
        </text:list-item>
        <text:list-item>
          <text:p text:style-name="P7">nuovo scontrino-&gt;toglie qta di SCONTRINO su qta di PRODOTT<text:span text:style-name="T1">O controllando inizialmente che sia positiva</text:span></text:p>
        </text:list-item>
        <text:list-item>
          <text:p text:style-name="P6">nuova categoria-&gt;nuovo sconto su SCONTO e relativo insert su SCAGLIONE</text:p>
        </text:list-item>
        <text:list-item>
          <text:p text:style-name="P6">nuov<text:span text:style-name="T1">o </text:span>Livello <text:span text:style-name="T2">che inserisce i dati relativi in scaglione e sconto accertandosi della scalarità di percsconto e di tettomax</text:span></text:p>
        </text:list-item>
        <text:list-item>
          <text:p text:style-name="P7">prodotti aggiunti negli ultimi $tot giorni (ultimi arrivi)</text:p>
        </text:list-item>
      </text:list>
      <text:p text:style-name="P1"/>
      <text:p text:style-name="P1">trigger</text:p>
      <text:p text:style-name="P1"/>
      <text:list xml:id="list9017751870552536075" text:style-name="L4">
        <text:list-item>
          <text:p text:style-name="P8">unicita tra categoria e livello di sconto</text:p>
        </text:list-item>
        <text:list-item>
          <text:p text:style-name="P8">inserimento e update nuovo iscritto sha1(password) </text:p>
        </text:list-item>
        <text:list-item>
          <text:p text:style-name="P8">inserimento e update nuovo dipendente sha1(password) <text:span text:style-name="T2">e controllo età con data assunzione</text:span></text:p>
        </text:list-item>
        <text:list-item>
          <text:p text:style-name="P8"/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8T14:15:26.454798619</meta:creation-date>
    <meta:generator>LibreOffice/4.2.8.2$Linux_X86_64 LibreOffice_project/420m0$Build-2</meta:generator>
    <dc:date>2015-07-05T17:53:26.289728906</dc:date>
    <meta:editing-duration>P0D</meta:editing-duration>
    <meta:editing-cycles>7</meta:editing-cycles>
    <meta:document-statistic meta:table-count="0" meta:image-count="0" meta:object-count="0" meta:page-count="1" meta:paragraph-count="23" meta:word-count="215" meta:character-count="1328" meta:non-whitespace-character-count="1152"/>
  </office:meta>
</office:document-meta>
</file>